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anguage="uk" fo:country="UA" style:font-size-asian="20pt" style:font-name-complex="Times New Roman1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uk" fo:country="UA" style:font-size-asian="18pt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uk" fo:country="UA" style:font-name-complex="Times New Roman1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2pt" officeooo:rsid="001d21c3" officeooo:paragraph-rsid="001d21c3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d21c3" officeooo:paragraph-rsid="001d21c3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6pt" fo:language="uk" fo:country="UA" style:font-size-asian="16pt" style:font-name-complex="Times New Roman1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uk" fo:country="UA" style:font-name-complex="Times New Roman1"/>
    </style:style>
    <style:style style:name="P17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en" fo:country="US" officeooo:rsid="001d21c3" officeooo:paragraph-rsid="001d21c3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en" fo:country="US" officeooo:rsid="001ef25d" officeooo:paragraph-rsid="001ef25d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1pt" fo:language="uk" fo:country="UA" officeooo:rsid="001d21c3" officeooo:paragraph-rsid="001d21c3" style:font-size-asian="11pt" style:font-name-complex="Consolas1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uk" fo:country="UA" officeooo:rsid="001d21c3" officeooo:paragraph-rsid="001d21c3" style:font-size-asian="9.5pt" style:font-name-complex="Consolas1" style:font-size-complex="9.5pt"/>
    </style:style>
    <style:style style:name="P22" style:family="paragraph" style:parent-style-name="Standard">
      <style:paragraph-properties fo:margin-top="0in" fo:margin-bottom="0.111in" loext:contextual-spacing="false"/>
      <style:text-properties officeooo:rsid="002053b7" officeooo:paragraph-rsid="002053b7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20pt" fo:language="uk" fo:country="UA" style:font-size-asian="20pt" style:font-name-complex="Times New Roman1" style:font-size-complex="20pt"/>
    </style:style>
    <style:style style:name="T4" style:family="text">
      <style:text-properties style:font-name="Times New Roman" fo:font-size="20pt" style:font-size-asian="20pt" style:font-name-complex="Times New Roman1" style:font-size-complex="20pt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1d21c3" style:font-name-complex="Times New Roman1"/>
    </style:style>
    <style:style style:name="T7" style:family="text">
      <style:text-properties fo:color="#000000" style:font-name="Times New Roman" fo:language="en" fo:country="US" style:font-name-complex="Times New Roman1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НАЦІОНАЛЬНИЙ ТЕХНІЧНИЙ УНІВЕРСИТЕТ УКРАЇНИ</text:p>
      <text:p text:style-name="P2">«КИЇВСЬКИЙ ПОЛІТЕХНІЧНИЙ ІНСТИТУТ»</text:p>
      <text:p text:style-name="P2">ФАКУЛЬТЕТ ПРИКЛАДНОЇ МАТЕМАТИКИ</text:p>
      <text:p text:style-name="P2"/>
      <text:p text:style-name="P4"/>
      <text:p text:style-name="P4"/>
      <text:p text:style-name="P4"/>
      <text:p text:style-name="P1"><text:span text:style-name="T3">Лабораторна робота №</text:span><text:span text:style-name="T4">1.1</text:span></text:p>
      <text:p text:style-name="P1"><text:span text:style-name="T1">З дисципліни: «Об</text:span><text:span text:style-name="T2">’</text:span><text:span text:style-name="T1">єктно-орієнтоване програмування» </text:span></text:p>
      <text:p text:style-name="P5"/>
      <text:p text:style-name="P5"/>
      <text:p text:style-name="P15"><text:s text:c="44"/></text:p>
      <text:p text:style-name="P3"/>
      <text:p text:style-name="P3"/>
      <text:p text:style-name="P3"/>
      <text:p text:style-name="P3"/>
      <text:p text:style-name="P3">Виконав:</text:p>
      <text:p text:style-name="P8"><text:span text:style-name="T1">Студент групи КВ-</text:span><text:span text:style-name="T2">5</text:span><text:span text:style-name="T1">1</text:span></text:p>
      <text:p text:style-name="P3">Тимошенко Ігор</text:p>
      <text:p text:style-name="P3">Перевірив</text:p>
      <text:p text:style-name="P3">______________________</text:p>
      <text:p text:style-name="P3">______________________</text:p>
      <text:p text:style-name="P6"/>
      <text:p text:style-name="P6"/>
      <text:p text:style-name="P6"/>
      <text:p text:style-name="P7"/>
      <text:p text:style-name="P7">КИЇВ 2016</text:p>
      <text:p text:style-name="P17"><text:soft-page-break/><text:span text:style-name="T6">mystring</text:span><text:span text:style-name="T5">.h</text:span></text:p>
      <text:p text:style-name="P20">#include &lt;stdio.h&gt;</text:p>
      <text:p text:style-name="P20">#include &lt;string.h&gt;</text:p>
      <text:p text:style-name="P20">#include &lt;stdlib.h&gt;</text:p>
      <text:p text:style-name="P20"/>
      <text:p text:style-name="P20">int substr(const char *string1, const char *string2);</text:p>
      <text:p text:style-name="P20"/>
      <text:p text:style-name="P20">int subseq(const char *string1, const char *string2);</text:p>
      <text:p text:style-name="P20"/>
      <text:p text:style-name="P20">char ispal(const char *string);</text:p>
      <text:p text:style-name="P20"/>
      <text:p text:style-name="P20">char* makepal(const char *string);</text:p>
      <text:p text:style-name="P20"/>
      <text:p text:style-name="P20">double* txt2double(const char *string, int *size);</text:p>
      <text:p text:style-name="P21"/>
      <text:p text:style-name="P21"/>
      <text:p text:style-name="P14">mystring.c</text:p>
      <text:p text:style-name="P19">#include "mystring.h"</text:p>
      <text:p text:style-name="P19"/>
      <text:p text:style-name="P19">int substr(const char *string1, const char *string2)</text:p>
      <text:p text:style-name="P19">{</text:p>
      <text:p text:style-name="P19"><text:tab/>char *res = strstr( string1, string2 );</text:p>
      <text:p text:style-name="P19"><text:tab/>return ( res ? ( res - string1 + 1 ) : 0 ); </text:p>
      <text:p text:style-name="P19">}</text:p>
      <text:p text:style-name="P19"/>
      <text:p text:style-name="P19">/* numbering starts at 1; 0 means that str2 is not included in str1 */</text:p>
      <text:p text:style-name="P19">int subseq(const char *string1, const char *string2)</text:p>
      <text:p text:style-name="P19">{</text:p>
      <text:p text:style-name="P19"><text:tab/>int maxlen = 0;</text:p>
      <text:p text:style-name="P19"><text:tab/>int len = 0;</text:p>
      <text:p text:style-name="P19"><text:tab/>int i;</text:p>
      <text:p text:style-name="P19"/>
      <text:p text:style-name="P19"><text:tab/>while( *string1 )</text:p>
      <text:p text:style-name="P19"><text:tab/>{</text:p>
      <text:p text:style-name="P19"><text:tab/><text:tab/>i = 0;</text:p>
      <text:p text:style-name="P19"><text:tab/><text:tab/>while ( *(string2 + i))</text:p>
      <text:p text:style-name="P19"><text:tab/><text:tab/>{</text:p>
      <text:p text:style-name="P19"><text:tab/><text:tab/><text:tab/>while (( *(string1 + i) == *(string2 + i) ) &amp;&amp; ( *(string1 + i)))</text:p>
      <text:p text:style-name="P19"><text:tab/><text:tab/><text:tab/>{ <text:tab/></text:p>
      <text:p text:style-name="P19"><text:tab/><text:tab/><text:tab/><text:tab/>len ++; </text:p>
      <text:p text:style-name="P19"><text:tab/><text:tab/><text:tab/><text:tab/>i++;</text:p>
      <text:p text:style-name="P19"><text:tab/><text:tab/><text:tab/>}</text:p>
      <text:p text:style-name="P19"><text:tab/><text:tab/><text:tab/>if ( maxlen &lt; len )<text:tab/></text:p>
      <text:p text:style-name="P19"><text:tab/><text:tab/><text:tab/><text:tab/>maxlen = len;<text:tab/></text:p>
      <text:p text:style-name="P19"><text:tab/><text:tab/><text:tab/>len = 0;</text:p>
      <text:p text:style-name="P19"><text:tab/><text:tab/><text:tab/>i++;</text:p>
      <text:p text:style-name="P19"><text:tab/><text:tab/>}<text:tab/></text:p>
      <text:p text:style-name="P19"><text:tab/><text:tab/>string1++;</text:p>
      <text:p text:style-name="P19"><text:tab/>}</text:p>
      <text:p text:style-name="P19"/>
      <text:p text:style-name="P19"><text:tab/>return maxlen;</text:p>
      <text:p text:style-name="P19">}</text:p>
      <text:p text:style-name="P19"><text:soft-page-break/>char ispal(const char *string)</text:p>
      <text:p text:style-name="P19">{</text:p>
      <text:p text:style-name="P19"><text:tab/>const char *strbeg = string;</text:p>
      <text:p text:style-name="P19"><text:tab/>char bufstr[strlen(string) + 1];</text:p>
      <text:p text:style-name="P19"><text:tab/>int i = 1;</text:p>
      <text:p text:style-name="P19"/>
      <text:p text:style-name="P19"><text:tab/>strcpy(bufstr, string);</text:p>
      <text:p text:style-name="P19"/>
      <text:p text:style-name="P19"><text:tab/>while ( bufstr[strlen(bufstr) - i] = *string++ ) </text:p>
      <text:p text:style-name="P19"><text:tab/><text:tab/>i++; </text:p>
      <text:p text:style-name="P19"/>
      <text:p text:style-name="P19"><text:tab/>return ( strstr(bufstr, strbeg) ? 1 : 0 );</text:p>
      <text:p text:style-name="P19">}</text:p>
      <text:p text:style-name="P19"/>
      <text:p text:style-name="P19">char* makepal(const char *string)</text:p>
      <text:p text:style-name="P19">{</text:p>
      <text:p text:style-name="P19"><text:tab/>int i = 0;</text:p>
      <text:p text:style-name="P19"><text:tab/>char *bufstr = (char *)malloc(2*strlen(string) + 1);</text:p>
      <text:p text:style-name="P19"><text:tab/>strcpy(bufstr, string);</text:p>
      <text:p text:style-name="P19"/>
      <text:p text:style-name="P19"><text:tab/>while ( !ispal(string + i) )</text:p>
      <text:p text:style-name="P19"><text:tab/><text:tab/>i++;</text:p>
      <text:p text:style-name="P19"/>
      <text:p text:style-name="P19"><text:tab/>for ( i -= 1; i &gt;= 0; i-- )</text:p>
      <text:p text:style-name="P19"><text:tab/><text:tab/>strncat(bufstr, string + i, 1);</text:p>
      <text:p text:style-name="P19"><text:tab/><text:tab/></text:p>
      <text:p text:style-name="P19"><text:tab/>return bufstr;</text:p>
      <text:p text:style-name="P19">}</text:p>
      <text:p text:style-name="P19"/>
      <text:p text:style-name="P19">double* txt2double(const char *string, int *size)</text:p>
      <text:p text:style-name="P19">{</text:p>
      <text:p text:style-name="P19"><text:tab/>double *resArr = (double*)malloc(40);</text:p>
      <text:p text:style-name="P19"><text:tab/>int i = 0;</text:p>
      <text:p text:style-name="P19"/>
      <text:p text:style-name="P19"><text:tab/>while ( *string )</text:p>
      <text:p text:style-name="P19"><text:tab/>{</text:p>
      <text:p text:style-name="P19"><text:tab/><text:tab/>resArr[i] = atof(string);</text:p>
      <text:p text:style-name="P19"><text:tab/><text:tab/>if (resArr[i] == 0)</text:p>
      <text:p text:style-name="P19"><text:tab/><text:tab/>{</text:p>
      <text:p text:style-name="P19"><text:tab/><text:tab/><text:tab/>*size = 0;</text:p>
      <text:p text:style-name="P19"><text:tab/><text:tab/><text:tab/>return resArr;</text:p>
      <text:p text:style-name="P19"><text:tab/><text:tab/>}</text:p>
      <text:p text:style-name="P19"/>
      <text:p text:style-name="P19"><text:tab/><text:tab/>while (( *string != ';') &amp;&amp; ( *string))</text:p>
      <text:p text:style-name="P19"><text:tab/><text:tab/><text:tab/>string++;</text:p>
      <text:p text:style-name="P19"><text:tab/><text:tab/>i++;</text:p>
      <text:p text:style-name="P19"><text:tab/><text:tab/>string++;</text:p>
      <text:p text:style-name="P19"><text:tab/>} </text:p>
      <text:p text:style-name="P19"/>
      <text:p text:style-name="P19"><text:tab/>*size = i;</text:p>
      <text:p text:style-name="P19"><text:tab/>return resArr;</text:p>
      <text:p text:style-name="P19">}</text:p>
      <text:p text:style-name="P13"><text:soft-page-break/><text:span text:style-name="T8">test.c</text:span></text:p>
      <text:p text:style-name="P19">#include "mystring.c"</text:p>
      <text:p text:style-name="P19"/>
      <text:p text:style-name="P19">int main(){</text:p>
      <text:p text:style-name="P19"/>
      <text:p text:style-name="P19"><text:tab/>char *str1 = "HelsoleH";</text:p>
      <text:p text:style-name="P19"><text:tab/>char *str2 = "so";</text:p>
      <text:p text:style-name="P19"><text:tab/>char *doubleStr = "1;2;3.5;-8c;4a4";</text:p>
      <text:p text:style-name="P19"><text:tab/>double *doubleArr;</text:p>
      <text:p text:style-name="P19"><text:tab/>int size = 0, i = 0; </text:p>
      <text:p text:style-name="P19"/>
      <text:p text:style-name="P19"><text:tab/>printf("1. \"%s\" &lt;-- \"%s\" in %d position \n", str1, str2, substr(str1, str2));</text:p>
      <text:p text:style-name="P19"><text:tab/>printf("2. %d\n",subseq(str1, str2));</text:p>
      <text:p text:style-name="P19"><text:tab/>printf("3. %d\n",ispal(str1));</text:p>
      <text:p text:style-name="P19"><text:tab/>printf("4. \"%s\" --&gt; \"%s\"\n", str2, makepal(str2));</text:p>
      <text:p text:style-name="P19"/>
      <text:p text:style-name="P19"><text:tab/>doubleArr = txt2double(doubleStr, &amp;size);</text:p>
      <text:p text:style-name="P19"><text:tab/>printf("5. String: <text:s/>%s\n", doubleStr);</text:p>
      <text:p text:style-name="P19"><text:tab/>if ( size )</text:p>
      <text:p text:style-name="P19"><text:tab/><text:tab/>for ( i; i &lt; size; i++ )</text:p>
      <text:p text:style-name="P19"><text:tab/><text:tab/><text:tab/>printf(" <text:s text:c="4"/>%f\n",doubleArr[i]);</text:p>
      <text:p text:style-name="P19"><text:tab/>else <text:s/></text:p>
      <text:p text:style-name="P19"><text:tab/><text:tab/>printf(" <text:s text:c="2"/>Please, try again\n");</text:p>
      <text:p text:style-name="P19"/>
      <text:p text:style-name="P19"><text:tab/>free(doubleArr);</text:p>
      <text:p text:style-name="P19"/>
      <text:p text:style-name="P19"><text:tab/>return 0;</text:p>
      <text:p text:style-name="P19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.6252in" fo:margin-bottom="0.6252in" loext:contextual-spacing="false" style:line-height-at-least="0.1665in" fo:background-color="#ffffff"/>
      <style:text-properties style:font-name="Times New Roman" fo:font-family="'Times New Roman'" style:font-family-generic="roman" style:font-pitch="variable" fo:font-size="16.5pt" style:font-size-asian="16.5pt" style:font-name-complex="Times New Roman1" style:font-family-complex="'Times New Roman'" style:font-family-generic-complex="system" style:font-pitch-complex="variable" style:font-size-complex="16.5pt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0.6252in" fo:margin-bottom="0in" loext:contextual-spacing="false" fo:line-height="0.4118in" fo:background-color="#ffffff"/>
      <style:text-properties style:font-name="Times New Roman" fo:font-family="'Times New Roman'" style:font-family-generic="roman" style:font-pitch="variable" fo:font-size="17pt" fo:font-style="italic" style:font-size-asian="17pt" style:font-style-asian="italic" style:font-name-complex="Times New Roman1" style:font-family-complex="'Times New Roman'" style:font-family-generic-complex="system" style:font-pitch-complex="variable" style:font-size-complex="17pt" style:font-style-complex="italic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6.5pt" fo:background-color="#ffffff" style:font-size-asian="16.5pt" style:font-name-complex="Times New Roman1" style:font-family-complex="'Times New Roman'" style:font-family-generic-complex="system" style:font-pitch-complex="variable" style:font-size-complex="16.5pt"/>
    </style:style>
    <style:style style:name="Основной_20_текст_20__28_3_29__5f_" style:display-name="Основной текст (3)_" style:family="text" style:parent-style-name="Default_20_Paragraph_20_Font">
      <style:text-properties style:font-name="Times New Roman" fo:font-family="'Times New Roman'" style:font-family-generic="roman" style:font-pitch="variable" fo:font-size="17pt" fo:font-style="italic" fo:background-color="#ffffff" style:font-size-asian="17pt" style:font-style-asian="italic" style:font-name-complex="Times New Roman1" style:font-family-complex="'Times New Roman'" style:font-family-generic-complex="system" style:font-pitch-complex="variable" style:font-size-complex="17pt" style:font-style-complex="italic"/>
    </style:style>
    <style:style style:name="Основной_20_текст_20__2b__20_17_20_pt" style:display-name="Основной текст + 17 pt" style:family="text" style:parent-style-name="Body_20_Text_20_Char">
      <style:text-properties style:font-name="Times New Roman" fo:font-family="'Times New Roman'" style:font-family-generic="roman" style:font-pitch="variable" fo:font-size="17pt" fo:font-style="italic" fo:background-color="#ffffff" style:font-size-asian="17pt" style:font-style-asian="italic" style:font-name-complex="Times New Roman1" style:font-family-complex="'Times New Roman'" style:font-family-generic-complex="system" style:font-pitch-complex="variable" style:font-size-complex="17pt" style:font-style-complex="italic"/>
    </style:style>
    <style:style style:name="Основной_20_текст_20__2b__20_Trebuchet_20_MS" style:display-name="Основной текст + Trebuchet MS" style:family="text" style:parent-style-name="Body_20_Text_20_Char">
      <style:text-properties style:font-name="Trebuchet MS" fo:font-family="'Trebuchet MS'" style:font-family-generic="roman" style:font-pitch="variable" fo:font-size="15.5pt" fo:font-style="italic" fo:background-color="#ffffff" style:font-size-asian="15.5pt" style:font-style-asian="italic" style:font-name-complex="Trebuchet MS1" style:font-family-complex="'Trebuchet MS'" style:font-family-generic-complex="system" style:font-pitch-complex="variable" style:font-size-complex="15.5pt" style:font-style-complex="italic" style:text-scale="100%"/>
    </style:style>
    <style:style style:name="Основной_20_текст_20__2b__20_17_20_pt1" style:display-name="Основной текст + 17 pt1" style:family="text" style:parent-style-name="Body_20_Text_20_Char">
      <style:text-properties style:font-name="Times New Roman" fo:font-family="'Times New Roman'" style:font-family-generic="roman" style:font-pitch="variable" fo:font-size="17pt" fo:letter-spacing="0.0209in" fo:font-style="italic" fo:background-color="#ffffff" style:font-size-asian="17pt" style:font-style-asian="italic" style:font-name-complex="Times New Roman1" style:font-family-complex="'Times New Roman'" style:font-family-generic-complex="system" style:font-pitch-complex="variable" style:font-size-complex="17pt" style:font-style-complex="italic"/>
    </style:style>
    <style:style style:name="Основной_20_текст_20__2b__20_Интервал_20_-1_20_pt" style:display-name="Основной текст + Интервал -1 pt" style:family="text" style:parent-style-name="Body_20_Text_20_Char">
      <style:text-properties style:font-name="Times New Roman" fo:font-family="'Times New Roman'" style:font-family-generic="roman" style:font-pitch="variable" fo:font-size="16.5pt" fo:letter-spacing="-0.0138in" fo:background-color="#ffffff" style:font-size-asian="16.5pt" style:font-name-complex="Times New Roman1" style:font-family-complex="'Times New Roman'" style:font-family-generic-complex="system" style:font-pitch-complex="variable" style:font-size-complex="16.5pt"/>
    </style:style>
    <style:style style:name="Основной_20_текст_20_Знак" style:display-name="Основной текст Знак" style:family="text" style:parent-style-name="Default_20_Paragraph_20_Font"/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fo:font-size="16.5pt" fo:letter-spacing="normal" fo:font-style="normal" style:text-underline-style="none" fo:font-weight="normal" style:font-size-asian="16.5pt" style:font-style-asian="normal" style:font-weight-asian="normal" style:font-name-complex="Times New Roman1" style:font-family-complex="'Times New Roman'" style:font-family-generic-complex="system" style:font-pitch-complex="variable" style:font-size-complex="16.5pt" style:font-style-complex="normal" style:font-weight-complex="normal" style:text-scale="100%"/>
    </style:style>
    <style:style style:name="ListLabel_20_11" style:display-name="ListLabel 11" style:family="text"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0:19:00</meta:creation-date>
    <meta:initial-creator>Alex</meta:initial-creator>
    <dc:language>en-US</dc:language>
    <dc:date>2016-10-13T02:58:22.060357630</dc:date>
    <meta:editing-cycles>22</meta:editing-cycles>
    <meta:editing-duration>PT1H1M50S</meta:editing-duration>
    <meta:generator>LibreOffice/5.1.4.2$Linux_X86_64 LibreOffice_project/10m0$Build-2</meta:generator>
    <meta:document-statistic meta:table-count="0" meta:image-count="0" meta:object-count="0" meta:page-count="4" meta:paragraph-count="118" meta:word-count="396" meta:character-count="2550" meta:non-whitespace-character-count="20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